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2235" officeooo:paragraph-rsid="000b2235"/>
    </style:style>
    <style:style style:name="P2" style:family="paragraph" style:parent-style-name="Standard">
      <style:paragraph-properties fo:text-align="start" style:justify-single-word="false"/>
      <style:text-properties officeooo:rsid="000b2235" officeooo:paragraph-rsid="000b2235"/>
    </style:style>
    <style:style style:name="P3" style:family="paragraph" style:parent-style-name="Standard">
      <style:paragraph-properties fo:text-align="start" style:justify-single-word="false"/>
      <style:text-properties officeooo:rsid="000b2235" officeooo:paragraph-rsid="000b2235"/>
    </style:style>
    <style:style style:name="T1" style:family="text">
      <style:text-properties officeooo:rsid="000ddc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rte</text:span>. Lucru individual la filozofie.</text:p>
      <text:p text:style-name="P1">Grajdian Cristian</text:p>
      <text:p text:style-name="P1"/>
      <text:p text:style-name="P2"/>
      <text:p text:style-name="P2">Evangheliile. Logica lui Isus Hristos.</text:p>
      <text:p text:style-name="P2"/>
      <text:p text:style-name="P2">Pareri generale, prima impresie:</text:p>
      <text:p text:style-name="P2"><text:s text:c="4"/>Nu credeam vreodata sa ajung a spune ca evanghelia este o carte buna, nu doar pentru mantuire, ci si pentru un mod de a trai.</text:p>
      <text:p text:style-name="P2"/>
      <text:p text:style-name="P2">Explcatie pentru logica numerelor:</text:p>
      <text:p text:style-name="P2"><text:s text:c="4"/>Orice citat are o secventa de numere, aceasta secventa poate coincide cu celelalte numere partial, ordinea numerelor conteaza, iar primul citat care coincide nu neaparat cu toate numerele este o referinta pentru acel citatul original, de asemenea dupa ce s-a gasit o referinta, ar putea sa existe si altele cu restul numerelor: exemplu:</text:p>
      <text:p text:style-name="P2"><text:s text:c="4"/>a.b.c.d.e poate sa aiba a. ca referinta z.b.c ca referinta si z.y.c.d.e de asemenea, ba chiar z.y.x.d. Evident pot sa existe mai multe cazuri in dependeta de secventa.</text:p>
      <text:p text:style-name="P2"/>
      <text:p text:style-name="P2">Ideile despre lume schimbate dupa citire:</text:p>
      <text:p text:style-name="P2"><text:s text:c="4"/>1. Cautarea intelepciunii peste mantuire.</text:p>
      <text:p text:style-name="P2"><text:s text:c="4"/>1.1. Ideea indusa de Isus este una simpla, atat timp cat esti intelept, o sa mergi automat si pe calea corecta a mantuirii.</text:p>
      <text:p text:style-name="P2"><text:s text:c="4"/>1.1.1. Daca mergi pe calea mantuirii nu o sa fii intelept neaparat.</text:p>
      <text:p text:style-name="P2"><text:s text:c="4"/>1.2. Neprihanirea nu este singura calea, ba chiar ar putea sa te distruga, deci nu este suficient sa pentru a fi mantuit.</text:p>
      <text:p text:style-name="P2"><text:s text:c="4"/>2. Distrugerea lacomiei.</text:p>
      <text:p text:style-name="P2"><text:s text:c="4"/>2.1.1. Lacomia nu se potriveste cu valorile create de intelepciune.</text:p>
      <text:p text:style-name="P2"><text:s text:c="4"/>2.3. Lacomie este o strategie ilogica.</text:p>
      <text:p text:style-name="P2"><text:s text:c="4"/>3. Promovarea logicii.</text:p>
      <text:p text:style-name="P2"><text:s text:c="4"/>3.1. Intelepciunea este rezultatul logicii.</text:p>
      <text:p text:style-name="P2"><text:s text:c="4"/>3.1.1. Calea mantuirii fiind specifica, in unele cazuri poate fi ilogica, asta rezulta in idei neintelepte.</text:p>
      <text:p text:style-name="P2"><text:s text:c="4"/>3.3. Este oare ilogic sa fii lacom?</text:p>
      <text:p text:style-name="P2"><text:s text:c="4"/>3.3.2. Lacomia se aseamana omului care vrea sa manance si sa bea mult.</text:p>
      <text:p text:style-name="P2"><text:s text:c="4"/>3.3.2.1. Este oare logic sa mananci si sa bei mult?</text:p>
      <text:p text:style-name="P2"><text:s text:c="4"/>3.4. Distrugerea fricii de a incerca.</text:p>
      <text:p text:style-name="P2"><text:s text:c="4"/>3.4.1. Este oare intelept sa incercam lucruri noi, care de asemenea sunt si logice?</text:p>
      <text:p text:style-name="P2"><text:s text:c="4"/>3.4.1.4. Necunoasterea este calea spre cunoastere. Cum poti sa cunosti ceva daca nu incerci sa-l cunosti macar?</text:p>
      <text:p text:style-name="P2"><text:s text:c="4"/>4. Distrugerea ipocriziei.</text:p>
      <text:p text:style-name="P2"><text:s text:c="4"/>4.5. Fatarnicia este rezultatul ipocriziei.</text:p>
      <text:p text:style-name="P2"><text:s text:c="4"/>4.5.2. Lacomia te face un fatarnic, ai oare un alt motiv de a fi asa?</text:p>
      <text:p text:style-name="P2"><text:s text:c="4"/>4.1. Un om ipocrit nu poate fi intelept.</text:p>
      <text:p text:style-name="P2"><text:s text:c="4"/>4.1.2. Daca tu crezi un lucru hotarat la tine in minte, dar il schimbi ca sa iluzionezi o alta idee, esti tu oare intelept?</text:p>
      <text:p text:style-name="P2"><text:s text:c="4"/>4.1.2.3. Este oare logic sa ai colb in ochi, sa nu vezi bine si sa incerci sa ajuti pe cineva sa treaca peste o greutate? Un orb ghidat de altul, n-o sa ajunga departe. Vezi tu bine si apoi ajuta pe altul.</text:p>
      <text:p text:style-name="P2"><text:s text:c="4"/>4.1.2.3.2. Unde ai vazut tu om care nu este limpede la minte sa dea sfaturi utile? Si mai important unde ai vazut tu un ipocrit sa fie limpede la minte?</text:p>
      <text:p text:style-name="P2"><text:s text:c="4"/>4.1.2.3.2.1. Cum ar putea un om ipocrit sa fie limpede la minte daca este dezbinat impotriva lui? Din cauza ca nu isi iubeste versiunea sa, el este fals in ochii altora.</text:p>
      <text:p text:style-name="P2"><text:s text:c="4"/>5. Promovarea prieteniei.</text:p>
      <text:p text:style-name="P2"><text:soft-page-break/><text:s text:c="4"/>5.1.1. Promovarea iertarii.</text:p>
      <text:p text:style-name="P2"><text:s text:c="4"/>5.1.4. Iubeste-ti inamicii.</text:p>
      <text:p text:style-name="P2"><text:s text:c="4"/>5.1.4.3. Ideea este una simpla, iubeste si vei fi iubit. Ce sens are un inamic care nu este vazut de tine ca un inamic?</text:p>
      <text:p text:style-name="P2"><text:s text:c="4"/>5.3. Promovarea de a fi bun cu ceilalti, de a imparti.</text:p>
      <text:p text:style-name="P2"><text:s text:c="4"/>5.3.1. Ce sens are sa acumulezi bunuri materiale?</text:p>
      <text:p text:style-name="P2"><text:s text:c="4"/>5.3.1.1. Viata nu este doar despre a manca, sau a avea cu ce te imbraca.</text:p>
      <text:p text:style-name="P2"><text:s text:c="4"/>5.3.1.2. Imparatia lui dumnezeu este tot ce iti trebuie. Si putem intelege asta prin intelepciune doar. Ce este nevoie mai mult la un om decat intelepiunea?</text:p>
      <text:p text:style-name="P2"><text:s text:c="4"/>2.3.1.2.1. Ce sens are lacomia daca calea lui dumnezeu iti ofera totul?</text:p>
      <text:p text:style-name="P2"><text:s text:c="4"/>5.3.1.2.1. Ce sens are lacomia daca ai un prieten?</text:p>
      <text:p text:style-name="P2"><text:s text:c="4"/>3.3.1.2.1. Ce sens are lacomia daca un om are o strategie buna si logica?</text:p>
      <text:p text:style-name="P2"><text:s text:c="4"/>1.3.1.2.1. Ce sens are lacomia in viata unui om intelept?</text:p>
      <text:p text:style-name="P2"><text:s text:c="4"/>*.3.1.2.1. Am demonstrat astfel ca viata nu sta in belsugul avutiei tale, nu dainui doar daca ai, cum nu esti cu nimic mai presus doar daca ai.</text:p>
      <text:p text:style-name="P2"><text:s text:c="4"/>*.3.1.2.1.1. Nu este mai buna o viata simpla si completa, decat una dezbinata in confort?</text:p>
      <text:p text:style-name="P2"><text:s text:c="4"/>4.3.1.2.1. Nu fi dezbinat impotriva ta, nu fi fals cu tine insuti si cu cei din jur. Fatarnicia o sa te dezbine deoarece nu o sa te mai cunosti pe tine insuti, iar atunci o sa fii pierdut.</text:p>
      <text:p text:style-name="P2"><text:s text:c="4"/>6.4. Nimic nu trebuie risipit. Mai ales o cunoastere.</text:p>
      <text:p text:style-name="P2"><text:s text:c="4"/>6.4.1. Orice cunoastere este buna, are nevoie sa fie udata cu apa potrivita doar.</text:p>
      <text:p text:style-name="P2"><text:s text:c="4"/>6.4.3. Atata timp cat ai o idee in cap, ea nu trebuie aruncata departe, doar trebuie sa-i gasesti o trebuinta.</text:p>
      <text:p text:style-name="P2"><text:s text:c="4"/>6.3.1.2.1. Adevarata avutie a omului este cunoasterea, singurul lucru care nu trebuie risipit.</text:p>
      <text:p text:style-name="P2"><text:s text:c="4"/>7.6. Ideile stoice ale lui Isus. (referinte: 1.6, 3.6, 5.6)</text:p>
      <text:p text:style-name="P2"><text:s text:c="4"/>7.7. Scapa de griji. Ingrijorandu-te nu poti rezolva nici cel mai simplu lucru.</text:p>
      <text:p text:style-name="P2"><text:s text:c="4"/>8.8. Egalitate.</text:p>
      <text:p text:style-name="P2"><text:s text:c="4"/>3.8. Cu ce este mai jos omul care face de mancare cu cel ce o mananca? Sau mai bine spus, cu ce este mai jos o sarcina decat alta?</text:p>
      <text:p text:style-name="P2"><text:s text:c="4"/>2.8.2. Oricine face o sarcina, indiferent de ce face, este exact ca restul.</text:p>
      <text:p text:style-name="P2"><text:s text:c="4"/>2.8.1.2. Asadar nu are sens sa zicem ca cineva este mai sus, sau cineva este mai jos.</text:p>
      <text:p text:style-name="P2"><text:s text:c="4"/>9. Cuvantul omului conteaza.</text:p>
      <text:p text:style-name="P2"><text:s text:c="4"/>9.1. Iar cuvantul omului poate sa fie unul intelept, sau unul fal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8T20:49:41.073352220</meta:creation-date>
    <dc:date>2025-05-18T21:05:34.075652516</dc:date>
    <meta:editing-duration>PT3M3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60" meta:word-count="836" meta:character-count="4986" meta:non-whitespace-character-count="3994"/>
  </office:meta>
</office:document-meta>
</file>